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390" officeooo:paragraph-rsid="001fd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dive@bigdive1:~/Desktop/Personal File$ echo "# Rep08" &gt;&gt; README.md</text:p>
      <text:p text:style-name="P1">bigdive@bigdive1:~/Desktop/Personal File$ ls</text:p>
      <text:p text:style-name="P1">1_Editor.odt <text:s text:c="12"/>Python-Introduction.ipynb <text:s/>Untitled.ipynb</text:p>
      <text:p text:style-name="P1">20161007_Lezione2.ipynb <text:s/>README.md</text:p>
      <text:p text:style-name="P1">bigdive@bigdive1:~/Desktop/Personal File$ git init</text:p>
      <text:p text:style-name="P1">Initialized empty Git repository in /home/bigdive/Desktop/Personal File/.git/</text:p>
      <text:p text:style-name="P1">bigdive@bigdive1:~/Desktop/Personal File$ rm Untitled.ipynb </text:p>
      <text:p text:style-name="P1">bigdive@bigdive1:~/Desktop/Personal File$ ls</text:p>
      <text:p text:style-name="P1">1_Editor.odt <text:s/>20161007_Lezione2.ipynb <text:s/>Python-Introduction.ipynb <text:s/>README.md</text:p>
      <text:p text:style-name="P1">bigdive@bigdive1:~/Desktop/Personal File$ git add *</text:p>
      <text:p text:style-name="P1">bigdive@bigdive1:~/Desktop/Personal File$ git status</text:p>
      <text:p text:style-name="P1">On branch master</text:p>
      <text:p text:style-name="P1"/>
      <text:p text:style-name="P1">Initial commit</text:p>
      <text:p text:style-name="P1"/>
      <text:p text:style-name="P1">Changes to be committed:</text:p>
      <text:p text:style-name="P1"><text:s text:c="2"/>(use "git rm --cached &lt;file&gt;..." to unstage)</text:p>
      <text:p text:style-name="P1"/>
      <text:p text:style-name="P1"><text:tab/>new file: <text:s text:c="2"/>1_Editor.odt</text:p>
      <text:p text:style-name="P1"><text:tab/>new file: <text:s text:c="2"/>20161007_Lezione2.ipynb</text:p>
      <text:p text:style-name="P1"><text:tab/>new file: <text:s text:c="2"/>Python-Introduction.ipynb</text:p>
      <text:p text:style-name="P1"><text:tab/>new file: <text:s text:c="2"/>README.md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.ipynb_checkpoints/</text:p>
      <text:p text:style-name="P1"/>
      <text:p text:style-name="P1">bigdive@bigdive1:~/Desktop/Personal File$ git commit -m "First Commit"</text:p>
      <text:p text:style-name="P1">[master (root-commit) cf8f7ec] First Commit</text:p>
      <text:p text:style-name="P1"><text:s/>4 files changed, 2594 insertions(+)</text:p>
      <text:p text:style-name="P1"><text:s/>create mode 100644 1_Editor.odt</text:p>
      <text:p text:style-name="P1"><text:s/>create mode 100644 20161007_Lezione2.ipynb</text:p>
      <text:p text:style-name="P1"><text:s/>create mode 100644 Python-Introduction.ipynb</text:p>
      <text:p text:style-name="P1"><text:s/>create mode 100644 README.md</text:p>
      <text:p text:style-name="P1">bigdive@bigdive1:~/Desktop/Personal File$ git status</text:p>
      <text:p text:style-name="P1">On branch master</text:p>
      <text:p text:style-name="P1">Untracked files:</text:p>
      <text:p text:style-name="P1"><text:s text:c="2"/>(use "git add &lt;file&gt;..." to include in what will be committed)</text:p>
      <text:p text:style-name="P1"/>
      <text:p text:style-name="P1"><text:tab/>.ipynb_checkpoints/</text:p>
      <text:p text:style-name="P1"/>
      <text:p text:style-name="P1">nothing added to commit but untracked files present (use "git add" to track)</text:p>
      <text:p text:style-name="P1">bigdive@bigdive1:~/Desktop/Personal File$ git remote add origin https://github.com/bigdive08/Rep08.git</text:p>
      <text:p text:style-name="P1">bigdive@bigdive1:~/Desktop/Personal File$ git push -u origin master</text:p>
      <text:p text:style-name="P1">Username for 'https://github.com': bigdive08</text:p>
      <text:p text:style-name="P1">Password for 'https://bigdive08@github.com': </text:p>
      <text:p text:style-name="P1">Counting objects: 6, done.</text:p>
      <text:p text:style-name="P1">Delta compression using up to 2 threads.</text:p>
      <text:p text:style-name="P1">Compressing objects: 100% (5/5), done.</text:p>
      <text:p text:style-name="P1">Writing objects: 100% (6/6), 23.00 KiB | 0 bytes/s, done.</text:p>
      <text:p text:style-name="P1"><text:soft-page-break/>Total 6 (delta 1), reused 0 (delta 0)</text:p>
      <text:p text:style-name="P1">remote: Resolving deltas: 100% (1/1), done.</text:p>
      <text:p text:style-name="P1">To https://github.com/bigdive08/Rep08.git</text:p>
      <text:p text:style-name="P1"><text:s/>* [new branch] <text:s text:c="5"/>master -&gt; master</text:p>
      <text:p text:style-name="P1">Branch master set up to track remote branch master from origin.</text:p>
      <text:p text:style-name="P1">bigdive@bigdive1:~/Desktop/Personal File$ ^C</text:p>
      <text:p text:style-name="P1">bigdive@bigdive1:~/Desktop/Personal File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1:12:56.835793835</meta:creation-date>
    <dc:date>2016-10-07T11:14:24.119552234</dc:date>
    <meta:editing-duration>PT1M27S</meta:editing-duration>
    <meta:editing-cycles>1</meta:editing-cycles>
    <meta:document-statistic meta:table-count="0" meta:image-count="0" meta:object-count="0" meta:page-count="2" meta:paragraph-count="50" meta:word-count="241" meta:character-count="2211" meta:non-whitespace-character-count="1970"/>
    <meta:generator>LibreOffice/5.1.4.2$Linux_X86_64 LibreOffice_project/10m0$Build-2</meta:generator>
  </office:meta>
</office:document-meta>
</file>